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60c0" officeooo:paragraph-rsid="00096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ntum Computation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1T11:33:49.174000000</meta:creation-date>
    <dc:date>2020-08-01T11:34:43.900000000</dc:date>
    <meta:editing-duration>PT55S</meta:editing-duration>
    <meta:editing-cycles>1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" meta:word-count="2" meta:character-count="19" meta:non-whitespace-character-count="18"/>
  </office:meta>
</office:document-meta>
</file>